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rHandler.substitute( ParserSettings iv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dater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removeConfigurationsFromList( String list , List confsToRemo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pdater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oduleDescriptorUpdater.update( URL srcURL , OutputStream destFile , Update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pdater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startDependencies(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pdaterHandler.endElement( String uri , String localName , String q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ModuleDescriptorUpdater.update( URL inStreamCtx , InputStream inStream , OutputStream outStream , final Update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tendedBuffer.isPr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Buff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uffer.se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r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uffer.setDefaultPrint( boolean 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r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uff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r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r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pdaterHandler.startElement( String uri , String localName , String qName , Attributes attribut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XmlModuleDescriptorUpdater.XmlModuleDescriptor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UpdaterHandler( URL relativePathCtx , PrintWriter out , final Update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ModuleDescriptorUpdater.update( InputStream in , Resource res , File destFile , Update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pdaterHandler.startElementInConfigurationsConf( String qName ,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ModuleDescriptorUpdater.copyHeader( InputStream in , PrintWriter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pdaterHandler.write(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daterHandler.includeStarted( Attributes attribut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UpdaterHandler.startElementInDependency( Attributes attribute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XmlModuleDescriptorUpdater.update( URL srcURL , File destFile , Update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pdater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pdaterHandler.comment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pdaterHandler.removeConfigurationsFromMapping( String mapping , List confsToRemo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UpdaterHandler.g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uffer.ExtendedBuffer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rHandler.infoStarted(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UpdaterHandler.endElement( String uri , String localNam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